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Inline Acronym (pronounced)</text:h>
      <text:p text:style-name="Text_20_body">Personal computing made possible by the move from <text:span text:style-name="_5b_DAISY_5d__20_Acronym_20__28_Pronounce_29_">DOS</text:span> to Windows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cronym_20__28_Pronounce_29_" style:display-name="[DAISY] Acronym (Pronounce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55:24</meta:creation-date>
    <meta:printed-by>Vincent Spiewak</meta:printed-by>
    <meta:print-date>2009-06-24T17:59:13</meta:print-date>
    <meta:document-statistic meta:table-count="0" meta:image-count="0" meta:object-count="0" meta:page-count="1" meta:paragraph-count="3" meta:word-count="17" meta:character-count="108"/>
    <dc:date>2009-06-24T18:01:40</dc:date>
    <dc:creator>Vincent Spiewak</dc:creator>
    <meta:editing-duration>PT00H01M37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